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922c" officeooo:paragraph-rsid="00079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Robin // Pierre)<text:line-break/></text:p>
      <text:p text:style-name="P1">Nous avons commencé par étudier de fond en comble le sujet. Puis à l'aide d'un document trouvé sur internet : <text:a xlink:type="simple" xlink:href="http://adslproject.free.fr/dmt.htm">http://adslproject.free.fr/dmt.htm</text:a> et en étudiant le squelette de code matlab mis à notre disposition nous avons pu établir une première ébauche du schéma de transmission que nous allons devoir modéliser. <text:line-break/><text:line-break/>Nous avons compris que la transmission de notre train binaire se fera dans l'ordre suivant :</text:p>
      <text:p text:style-name="P1"/>
      <text:p text:style-name="P1">modulation QAM -&gt; modulation DMT-&gt; insertion préfixe cyclique -&gt; Canal -&gt; suppression <text:s/>préfixe cyclique -&gt; démodulation DMT -&gt; démodulation QAM -&gt; recontruction symbole.<text:line-break/><text:line-break/>A l'issu de cette séance nous sommes arrivés à ce stade de compréhension du mécanisme de transmission. <text:line-break/>Il est nécessaire que chacun d'entre nous lise avant la prochaine séance, dans son intégralité, le document hypertexte ci-dessus. Ainsi que si possible un ou deux tutos sur l'utilisation de Matlab afin de ne pas être totalement perd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nin Robin</meta:initial-creator>
    <meta:creation-date>2015-03-16T17:28:50.281974256</meta:creation-date>
    <dc:date>2015-03-16T17:37:59.480686667</dc:date>
    <dc:creator>Bonnin Robin</dc:creator>
    <meta:editing-duration>P0D</meta:editing-duration>
    <meta:editing-cycles>1</meta:editing-cycles>
    <meta:document-statistic meta:table-count="0" meta:image-count="0" meta:object-count="0" meta:page-count="1" meta:paragraph-count="3" meta:word-count="146" meta:character-count="937" meta:non-whitespace-character-count="787"/>
    <meta:generator>LibreOffice/4.2.8.2$Linux_X86_64 LibreOffice_project/420$Build-2</meta:generator>
  </office:meta>
</office:document-meta>
</file>